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3786" officeooo:paragraph-rsid="000a3786"/>
    </style:style>
    <style:style style:name="P2" style:family="paragraph" style:parent-style-name="Standard">
      <style:text-properties officeooo:paragraph-rsid="000a3786"/>
    </style:style>
    <style:style style:name="T1" style:family="text">
      <style:text-properties officeooo:rsid="000a37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icrocontroller <text:tab/></text:span>STM32F401VET6 </text:p>
      <text:p text:style-name="P1">Stepper <text:tab/><text:tab/>TMC2130</text:p>
      <text:p text:style-name="P1">Network<text:tab/><text:tab/>Orange pi zero</text:p>
      <text:p text:style-name="P1">Normal connectors for motors, endstop, z probe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8:11:55.697000000</meta:creation-date>
    <dc:date>2017-10-06T18:15:12.218000000</dc:date>
    <meta:editing-duration>PT3M17S</meta:editing-duration>
    <meta:editing-cycles>1</meta:editing-cycles>
    <meta:document-statistic meta:table-count="0" meta:image-count="0" meta:object-count="0" meta:page-count="1" meta:paragraph-count="4" meta:word-count="15" meta:character-count="118" meta:non-whitespace-character-count="101"/>
    <meta:generator>LibreOffice/5.4.2.2$Windows_x86 LibreOffice_project/22b09f6418e8c2d508a9eaf86b2399209b0990f4</meta:generator>
  </office:meta>
</office:document-meta>
</file>